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6.0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Lx</text:p>
          </table:table-cell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gL vs time</text:p>
          </table:table-cell>
          <table:table-cell table:style-name="ce1" office:value-type="string" calcext:value-type="string">
            <text:p>gl vs t/L^2(log t)</text:p>
          </table:table-cell>
          <table:table-cell table:style-name="ce1" office:value-type="string" calcext:value-type="string">
            <text:p>gl vs time all together</text:p>
          </table:table-cell>
          <table:table-cell table:style-name="ce1" office:value-type="string" calcext:value-type="string">
            <text:p>log(nv) vs log(t/log t)</text:p>
          </table:table-cell>
          <table:table-cell table:style-name="ce1" office:value-type="string" calcext:value-type="string">
            <text:p>exponent</text:p>
          </table:table-cell>
          <table:table-cell table:style-name="ce6" office:value-type="string" calcext:value-type="string">
            <text:p>gL vs realizations at 2 different gL</text:p>
          </table:table-cell>
          <table:table-cell table:style-name="ce1" office:value-type="string" calcext:value-type="string">
            <text:p>nv vs realizations at 2 different gL</text:p>
          </table:table-cell>
          <table:table-cell office:value-type="string" calcext:value-type="string">
            <text:p>realizations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4" table:number-columns-spanned="1" table:number-rows-spanned="6"/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float" office:value="128" calcext:value-type="float">
            <text:p>128</text:p>
          </table:table-cell>
          <table:table-cell table:style-name="ce3" table:number-columns-repeated="3"/>
          <table:covered-table-cell table:style-name="ce3"/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5" table:number-columns-spanned="1" table:number-rows-spanned="6"/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float" office:value="128" calcext:value-type="float">
            <text:p>128</text:p>
          </table:table-cell>
          <table:table-cell table:style-name="ce3" table:number-columns-repeated="3"/>
          <table:covered-table-cell table:style-name="ce3"/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5" table:number-columns-spanned="1" table:number-rows-spanned="6"/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float" office:value="128" calcext:value-type="float">
            <text:p>128</text:p>
          </table:table-cell>
          <table:table-cell table:style-name="ce3" table:number-columns-repeated="3"/>
          <table:covered-table-cell table:style-name="ce3"/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5" table:number-columns-spanned="1" table:number-rows-spanned="6"/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float" office:value="128" calcext:value-type="float">
            <text:p>128</text:p>
          </table:table-cell>
          <table:table-cell table:style-name="ce3" table:number-columns-repeated="3"/>
          <table:covered-table-cell table:style-name="ce3"/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.4" calcext:value-type="float">
            <text:p>0.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5" table:number-columns-spanned="1" table:number-rows-spanned="6"/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float" office:value="128" calcext:value-type="float">
            <text:p>128</text:p>
          </table:table-cell>
          <table:table-cell table:style-name="ce3" table:number-columns-repeated="3"/>
          <table:covered-table-cell table:style-name="ce3"/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-0.6" calcext:value-type="float">
            <text:p>-0.6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5" table:number-columns-spanned="1" table:number-rows-spanned="6"/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float" office:value="128" calcext:value-type="float">
            <text:p>128</text:p>
          </table:table-cell>
          <table:table-cell table:style-name="ce3" table:number-columns-repeated="3"/>
          <table:covered-table-cell table:style-name="ce3"/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.6" calcext:value-type="float">
            <text:p>0.6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5" table:number-columns-spanned="1" table:number-rows-spanned="6"/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float" office:value="128" calcext:value-type="float">
            <text:p>128</text:p>
          </table:table-cell>
          <table:table-cell table:style-name="ce3" table:number-columns-repeated="3"/>
          <table:covered-table-cell table:style-name="ce3"/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5" table:number-columns-spanned="1" table:number-rows-spanned="6"/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float" office:value="128" calcext:value-type="float">
            <text:p>128</text:p>
          </table:table-cell>
          <table:table-cell table:style-name="ce3" table:number-columns-repeated="3"/>
          <table:covered-table-cell table:style-name="ce3"/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5" table:number-columns-spanned="1" table:number-rows-spanned="6"/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float" office:value="128" calcext:value-type="float">
            <text:p>128</text:p>
          </table:table-cell>
          <table:table-cell table:style-name="ce3" table:number-columns-repeated="3"/>
          <table:covered-table-cell table:style-name="ce3"/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5" table:number-columns-spanned="1" table:number-rows-spanned="6"/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float" office:value="128" calcext:value-type="float">
            <text:p>128</text:p>
          </table:table-cell>
          <table:table-cell table:style-name="ce3" table:number-columns-repeated="3"/>
          <table:covered-table-cell table:style-name="ce3"/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5" table:number-columns-spanned="1" table:number-rows-spanned="6"/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float" office:value="128" calcext:value-type="float">
            <text:p>128</text:p>
          </table:table-cell>
          <table:table-cell table:style-name="ce3" table:number-columns-repeated="3"/>
          <table:covered-table-cell table:style-name="ce3"/>
          <table:table-cell table:style-name="ce3" table:number-columns-repeated="4"/>
          <table:table-cell table:number-columns-repeated="2"/>
        </table:table-row>
        <table:table-row table:style-name="ro1" table:number-rows-repeated="9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ellor</meta:initial-creator>
    <meta:creation-date>2018-02-07T16:17:36.846880346</meta:creation-date>
    <dc:date>2018-02-07T16:51:56.903313970</dc:date>
    <dc:creator>Thomas Mellor</dc:creator>
    <meta:editing-duration>PT19M10S</meta:editing-duration>
    <meta:editing-cycles>2</meta:editing-cycles>
    <meta:generator>LibreOffice/4.3.7.2$Linux_X86_64 LibreOffice_project/430$Build-2</meta:generator>
    <meta:document-statistic meta:table-count="1" meta:cell-count="101" meta:object-count="0"/>
  </office:meta>
</office:document-meta>
</file>